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CM ICPC 2015</text:p>
      <text:p text:style-name="P2"/>
      <text:p text:style-name="P2"><text:span text:style-name="T2">মুল পরিকল্পনা:</text:span> সমস্ত বছরকে ৩২০ দিন ধরে নিয়ে চর্চা শরু করতে হবে। এই ৩২০ দিনকে ৮০ দিনের ৪টি ভাগে ভাগ করে নিয়ে চর্চা করতে হবে। এই চারটি আংশের প্রতিটিকে ২ টি ভাগে ভাগ করতে হবে (প্রথমার্ধ এবং শেষার্ধ)। প্রথমার্ধে ৩৫ দিন এবং শেষার্ধে ৩৫ দিন মোট ৭০ দিন ধরে রাখতে হবে। বাকি ১০ দিন ছুটি হিসেবে ধরতে হবে।</text:p>
      <text:p text:style-name="P2"/>
      <text:p text:style-name="P2">যে দল প্রস্তুত করা হবে তাতে একজনকে গুরুদায়িত্ব নিতে হবে, যে ৫ ঘন্টায় ৫ টা সমস্যা সমাধান করতে পারবে। দ্বিতীয় যে থাকবে তাকে অন্তত ৫ ঘন্টায় ৩ টা সমস্যা সামাধান করা ক্ষমতা রাখতে হবে। তৃতীয় যে থাকবে তাকে ৫ ঘন্টায় অন্তত ২ টি সমস্যা সমাধান করতে পারতে হবে।</text:p>
      <text:p text:style-name="P2"/>
      <text:p text:style-name="P2">প্রথম জনকে কমপক্ষে ১০০০ সমস্যা সমাধান করতে হবে এবং ১০০ অ্যালগরিদম তৈরী করতে পারতে হবে ৫-১০ মিনিটের মধ্যে।</text:p>
      <text:p text:style-name="P2">দ্বিতীয় জনকে কমপক্ষে ৫০০ সমস্যা সমাধান করতে হবে এবং ৫০ টা অ্যালগরিদম তৈরী করতে হবে সর্বোচ্চ ১০ -১৫ মিনিটের মধ্যে।</text:p>
      <text:p text:style-name="P2">তৃতীয় জনকে ৩০০ সমস্যা সমাধান করতে পারতে হবে এবং ২৫ টি অ্যালগরিদম তৈরী করতে পারতে হবে ১৫-২০ মিনিটের মধ্যে।</text:p>
      <text:p text:style-name="P2"/>
      <text:p text:style-name="P2">দল গঠন এবং সহ-প্রতিযোগী বাছাই এর ক্ষেত্রে খুবই সাবধানতা এবং কৌশল অবলম্বন করতে হবে। বেশ কয়েকটি পন্থা খোলা রাখতে হবে এবং যেটা থকে সবথেকে ভালো ফলাফল আসবে সেটা থেকে সহ-প্রতিযোগী বাছাই করতে হবে এবং সেটা পুরো বছরের ২য় অংশ শেষ হবার সাথে সাথে। প্রয়োজনে ৫ জনকে বাছাই করতে হবে এবং তার মধ্য থেকে সবথেকে ভালো দুজনকে বাছাই করে নিতে হবে। বাকি ৩ জনকে নিয়ে দ্বিতীয় একটি দল গঠন করে দিতে হবে যাতে কোন মনোমালিন্যের সৃষ্টি না হয়ে যায়। তৃতীয় অংশ থেকে সবাইকে একসাথে চর্চা করার ব্যাপারে মনোযোগী হতে হবে।</text:p>
      <text:p text:style-name="P2"/>
      <text:p text:style-name="P2">প্রথেমে সম্ভাব্য ১০ জনের একটি তালিকা তৈরী করতে হবে। তারপর সেখান থকে ৫ জনকে পর্যায়ক্রমে নির্বাচন করতে হবে। নির্বাচনের প্রক্রিয়া এরকম হতে পারে: বছরের প্রথম অংশের শেষার্ধে সবাইকে বিষয়গুলো জানতে হবে। ২য় অংশের প্রথমার্ধে সবাইকে codeforces এ সমস্যা মাধানের জন্য প্রস্তুত করে নিতে হবে। শেষার্ধে যারা ৫০ বা তার অধিক সমস্যা সমাধান করতে পারবে তাদের নিয়ে ৩য় অংশে চর্চা করতে হবে।</text:p>
      <text:p text:style-name="P2"/>
      <text:p text:style-name="P3">আমার করণীয়:</text:p>
      <text:p text:style-name="P2">১. আমাকে প্রতিদিন কমপক্ষে ৫ টা করে সমস্যা সমাধান করতে হবে এবং একটি করে অ্যালগরিদম শেখার চেষ্টা করতে হবে।</text:p>
      <text:p text:style-name="P2">২. ৫ টি সমস্যা একসাথে সমাধান করতে হবে এবং সর্বোচ্চো ২ ঘন্টা ৩০ মিনিটের মধ্যে।</text:p>
      <text:p text:style-name="P2">৩. একটা অ্যালগরিদম শিখতে ১ ঘন্টার বেশী সময় নেয়া যাবে না। সেটা ৫ বার খাতায় লিখতে হবে ৩০ মিনিটের মধ্যে এবং সেটা ৫ বার করে source code লিখতে হবে প্রথমবার সর্বোচ্চ ২০ মিনিটে এবং পরবর্তীবারগুলোতে ১০ মিনিটের মধ্যে। তাহলে একটা অ্যালগরিদম শিখতে মোট ২ ঘন্টা ৩০ মিনিটের মতো সময় লাগবে। তাহলে মোট ৫ ঘন্টা করে সময় দিতে হবে আমাকে।</text:p>
      <text:p text:style-name="P2"/>
      <text:p text:style-name="P3"><text:soft-page-break/><text:span text:style-name="T1">বাত্সরিক পরিকল্পনা:</text:span><text:span text:style-name="T3"> </text:span></text:p>
      <text:p text:style-name="P3">১ম আংশ:</text:p>
      <text:p text:style-name="P4">প্রথমার্ধ, [৭ ডিসেম্বর – ২৫ জানুয়ারী ] ৫০ দিন</text:p>
      <text:p text:style-name="P2">আমি: প্রতিদিন ৫ টা করে মোট ২৫০ টা সমস্যা সমাধান করতে হবে। ১ দিন অন্তর অন্তর ১ টা করে অ্যালগরিদম, মোট ২৫ টি শিখতে হবে।</text:p>
      <text:p text:style-name="P2">দল: প্রতিদিন ১ টা করে মোট ৫০ টা সমস্যা সমাধান করতে হবে। প্রতি ৫ দিনে ১ টি করে মোট ১০ টি অ্যালগরিদম শিখতে হবে।</text:p>
      <text:p text:style-name="P4">দ্বিতীয়ার্ধ, [ ২৬ জানুয়ারী - ২৪ ফেব্রুয়ারী ] ৩০ দিন</text:p>
      <text:p text:style-name="P2">আমি: প্রতিদিন ৫ টা করে মোট ১৫০ টা সমস্যা সমাধান করতে হবে। প্রতি দুই দিনে ১ টা করে মোট ১৫ টা অ্যালগরিদম শিখতে হবে।</text:p>
      <text:p text:style-name="P2">দল: প্রদিতিন ২ টি করে মোট ৬০ টি সমস্যা সমাধান করতে হবে। প্রতি ৫ দিনে একটি করে মোট ৬ টি অ্যালগরিদম শিখতে হবে।</text:p>
      <text:p text:style-name="P3">২য় আংশ:</text:p>
      <text:p text:style-name="P4">প্রথমার্ধ, [২৫ ফেব্রুয়ারী – ০৫ এপ্রিল ] ৪০ দিন</text:p>
      <text:p text:style-name="P2">আমি: প্রতিদিন ১০ টা করে মোট ৪০০ টি সমস্যা সমাধান করতে হবে। প্রতি ২ দিনে একটা করে মোট ২০ টা অ্যালগরিদম শিখতে হবে।</text:p>
      <text:p text:style-name="P2">দল: প্রদিতিন ৩ টি করে মোট ১২০ টি সমস্যা সমাধান করতে হবে। প্রতি ৪ দিনে একটি করে মোট ১০ টি অ্যাগলগরিদম শিখতে হবে।</text:p>
      <text:p text:style-name="P4">দ্বিতীয়ার্ধ, [০৬ এপ্রিল – ১৫ মে ] ৪০ দিন</text:p>
      <text:p text:style-name="P2">আমি: প্রতিদিন ১০ টা করে মোট ৪০০ টা সমস্যা সমাধান করতে হবে। প্রতি ২ দিনে একটা করে মোট ২০ টা অ্যালগরিদম শিখতে হবে।</text:p>
      <text:p text:style-name="P2">দল: প্রতিদিন ৩ টা করে মোট ১২০ টা সমস্যা সমাধান করতে হবে। প্রতি ২ দিনে একটা করে মোট ২০ টা অ্যালগরিদম শিখতে হবে।</text:p>
      <text:p text:style-name="P3">৩য় আংশ:</text:p>
      <text:p text:style-name="P4">প্রথমার্ধ, [১৬ মে - ২৪ জুন ] ৪০ দিন</text:p>
      <text:p text:style-name="P2">আমি: ৪ ঘন্টায় ১২ টা সমস্যা সমাধান করা চেষ্টা করতে হবে মোট ২৫ দিন । বাকি ১৫ দিন সবাই একসাথে বসে চর্চা করতে হবে। ২ দিনে একটা করে মোট ২০ অ্যালগরিদম শিখতে হবে।</text:p>
      <text:p text:style-name="P2">দল: সবাইকে প্রতিদিন ৪ ঘন্টায় ৪ টা সমস্যা সমাধান করার চেষ্টা করতে হবে। মোট ১৬০ টি সমস্যা সমাধান করতে হবে। প্রতি ২ দিনে একটা করে মোট ২০ টা অ্যালগরিদম শিখতে হবে। এই ৪০ দিনে মোট ১৫ দিন একসাথে বসে কাজ করতে হবে সবার।</text:p>
      <text:p text:style-name="P2"/>
      <text:p text:style-name="P2"/>
      <text:p text:style-name="P2"/>
      <text:p text:style-name="P2"/>
      <text:p text:style-name="P2"/>
      <text:p text:style-name="P6">দিনলিপী:</text:p>
      <text:p text:style-name="P4">১১ জানুয়ারী, ২০১৫ [৩৬ তম দিন]</text:p>
      <text:p text:style-name="P2">পরীক্ষার জন্য বেশ কয়েকদিন যাবত্ কোডফোর্সেসে <text:s/>প্রবলেম সলভ করা হয় না । যাহোক আমার মোটামুটি ৫০ টা সমস্যা সমাধান হয়েছে কোডফোর্সেসে। সবই এ লেভেলের সমস্যা, তেমন কিঠিন কিছু না। অ্যালগরিদম শেখা হচ্ছে না অনেক দিন। আজ একটু অ্যালগরিদম নিয়ে বসতে হবে। রেদোয়ান এবং শাকির কে আমার টিম মেম্বার হিসেবে নিতে হবে। তমার চেয়ে এরা বেশী আত্মবিশ্বাসী। এদের একবরা ট্র্যাকে নিয়ে আসতে পারলে এরা অনেক ভালো করবে। যাহোক সময় সেটা বলে দেবে কে আমার সাথে যাবে আর কে যাবে না। পরীক্ষার পরের <text:soft-page-break/>দিন মানে ১৮ তারিখ আমরা সবাই একসাথে বসবো। এই মিটিংএ রেদুয়ান, পরশ, শাকির, ইসমাইল, তমা এবং মার্জিয়াকে আমন্ত্রন জানাতে হবে। এদের মধ্য প্রথম দিন যারা উপস্থিত থাকবে তাদের সাথে বলতে হবে আমাদের কি কি শিখতে হবে।</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9T23:48:22</meta:creation-date>
    <dc:date>2015-01-11T18:38:47</dc:date>
    <meta:editing-duration>P1DT14H51M29S</meta:editing-duration>
    <meta:editing-cycles>19</meta:editing-cycles>
    <meta:generator>LibreOffice/3.5$Linux_x86 LibreOffice_project/350m1$Build-2</meta:generator>
    <meta:document-statistic meta:table-count="0" meta:image-count="0" meta:object-count="0" meta:page-count="3" meta:paragraph-count="34" meta:word-count="853" meta:character-count="3094" meta:non-whitespace-character-count="2273"/>
  </office:meta>
</office:document-meta>
</file>